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9in"/>
    </style:style>
    <style:style style:name="co3" style:family="table-column">
      <style:table-column-properties fo:break-before="auto" style:column-width="3.2043in"/>
    </style:style>
    <style:style style:name="ro1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1" table:number-columns-repeated="1016" table:default-cell-style-name="ce2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F1 Macro</text:p>
          </table:table-cell>
          <table:table-cell office:value-type="string" calcext:value-type="string">
            <text:p>Datase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Original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Original+Paraphrased[1,2]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Original+BackTranslated[1,2,3]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iginal+DoubleBackTranslated[2]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Original+SemanticParaphrasing[2]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Original+DoubleParaphrased[1,2,3]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Original + paraphrased [0, 1, 2]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0:14:57.560149268</meta:creation-date>
    <meta:generator>LibreOffice/7.3.7.2$Linux_X86_64 LibreOffice_project/30$Build-2</meta:generator>
    <dc:date>2023-08-19T12:09:41.817541643</dc:date>
    <meta:editing-duration>PT11M3S</meta:editing-duration>
    <meta:editing-cycles>1</meta:editing-cycles>
    <meta:document-statistic meta:table-count="1" meta:cell-count="24" meta:object-count="0"/>
  </office:meta>
</office:document-meta>
</file>